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color="#000000" fo:font-size="12pt" fo:language="en" fo:country="IN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indent="1.0839in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 style:list-style-name="WWNum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1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2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0.5in" fo:margin-right="0in" fo:text-indent="0in" style:auto-text-indent="false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2" style:family="text">
      <style:text-properties fo:font-size="20pt" fo:language="en" fo:country="IN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IN" style:font-size-asian="12pt" style:font-size-complex="12pt"/>
    </style:style>
    <style:style style:name="T5" style:family="text">
      <style:text-properties fo:font-size="12pt" fo:language="en" fo:country="IN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fo:language="en" fo:country="IN" style:font-size-asian="12pt" style:font-size-complex="12pt"/>
    </style:style>
    <style:style style:name="T8" style:family="text">
      <style:text-properties fo:color="#ff0000" fo:font-size="12pt" fo:language="en" fo:country="IN" fo:font-weight="bold" style:font-size-asian="12pt" style:font-weight-asian="bold" style:font-size-complex="12pt" style:font-weight-complex="bold"/>
    </style:style>
    <style:style style:name="T9" style:family="text">
      <style:text-properties fo:color="#00000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12pt" fo:font-weight="bold" style:font-size-asian="12pt" style:font-weight-asian="bold" style:font-size-complex="12pt"/>
    </style:style>
    <style:style style:name="T12" style:family="text">
      <style:text-properties fo:color="#000000" fo:font-size="12pt" fo:language="en" fo:country="IN" fo:font-weight="bold" style:font-size-asian="12pt" style:font-weight-asian="bold" style:font-size-complex="12pt"/>
    </style:style>
    <style:style style:name="T13" style:family="text">
      <style:text-properties fo:color="#000000" fo:font-size="12pt" fo:language="en" fo:country="IN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2pt" fo:language="en" fo:country="IN" fo:font-weight="bold" fo:background-color="#ffffff" style:font-size-asian="12pt" style:font-weight-asian="bold" style:font-size-complex="12pt" style:font-weight-complex="bold"/>
    </style:style>
    <style:style style:name="T15" style:family="text">
      <style:text-properties fo:color="#000000" fo:font-size="12pt" fo:language="en" fo:country="IN" style:font-size-asian="12pt" style:font-size-complex="12pt"/>
    </style:style>
    <style:style style:name="T16" style:family="text">
      <style:text-properties fo:color="#000000" style:text-position="0% 0%" style:font-name="Calibri" fo:font-size="12pt" fo:letter-spacing="normal" fo:language="en" fo:country="IN" fo:font-weight="bold" style:font-name-asian="Calibri1" style:font-size-asian="12pt" style:font-weight-asian="bold" style:font-name-complex="Calibri1" style:font-size-complex="12pt" style:font-weight-complex="bold"/>
    </style:style>
    <style:style style:name="T17" style:family="text">
      <style:text-properties fo:color="#0000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ySQL Assignments</text:span><text:span text:style-name="T2"> (</text:span><text:bookmark text:name="_GoBack"/><text:span text:style-name="T2">SHUBHAM KUMAR GUPTA)</text:span></text:p>
      <text:p text:style-name="P2"><text:s/>EMP ID-66203</text:p>
      <text:p text:style-name="Standard"/>
      <text:p text:style-name="P3">1)<text:tab/>Select Queries</text:p>
      <text:p text:style-name="P6">1.<text:tab/>Display all departments from department table.</text:p>
      <text:p text:style-name="P4"><text:span text:style-name="T3"><text:tab/></text:span><text:span text:style-name="T12">Select * from dept;</text:span></text:p>
      <text:list xml:id="list5718941744050595357" text:style-name="WWNum1">
        <text:list-item>
          <text:p text:style-name="P12">Display all employees from employee table.</text:p>
        </text:list-item>
      </text:list>
      <text:p text:style-name="Standard"><text:span text:style-name="T4"><text:s text:c="28"/></text:span><text:span text:style-name="T14"><text:s/>select * from emp;</text:span></text:p>
      <text:list xml:id="list28287288" text:continue-numbering="true" text:style-name="WWNum1">
        <text:list-item>
          <text:p text:style-name="P12">Select the employee in department 30.</text:p>
        </text:list-item>
      </text:list>
      <text:p text:style-name="P10">select * from emp where dept_no = 3;</text:p>
      <text:list xml:id="list28289760" text:continue-numbering="true" text:style-name="WWNum1">
        <text:list-item>
          <text:p text:style-name="P12">List the names, numbers and departmentno of all clerks.</text:p>
        </text:list-item>
      </text:list>
      <text:p text:style-name="P4"><text:span text:style-name="T4"><text:s text:c="13"/></text:span><text:span text:style-name="T13">select name,id,dept_no from emp where role='clerk';</text:span></text:p>
      <text:list xml:id="list28287148" text:continue-numbering="true" text:style-name="WWNum1">
        <text:list-item>
          <text:p text:style-name="P12">Find the depart numbers and the name of employee of all dept with Deptno greater or equal to 20.</text:p>
        </text:list-item>
      </text:list>
      <text:p text:style-name="P5"><text:s text:c="11"/><text:span text:style-name="T10">select dept_no,name from emp where dept_no &gt;= 2;</text:span></text:p>
      <text:list xml:id="list28308078" text:continue-numbering="true" text:style-name="WWNum1">
        <text:list-item>
          <text:p text:style-name="P15"><text:span text:style-name="T3">Find the employees whose commission is greater than their</text:span><text:span text:style-name="T6"> </text:span><text:span text:style-name="T9">salary.</text:span></text:p>
        </text:list-item>
      </text:list>
      <text:p text:style-name="P5"><text:s text:c="11"/><text:span text:style-name="T10">select commission from emp where salary&lt;commission;</text:span></text:p>
      <text:list xml:id="list28303725" text:continue-numbering="true" text:style-name="WWNum1">
        <text:list-item>
          <text:p text:style-name="P12">Find the employees whose commission is greater than 60 percent of their salary.</text:p>
        </text:list-item>
      </text:list>
      <text:p text:style-name="P4"><text:span text:style-name="T4"><text:s text:c="9"/></text:span><text:span text:style-name="T7"><text:s/></text:span><text:span text:style-name="T13">select * from emp where COMMISSION&gt; (0.6)*salary;</text:span></text:p>
      <text:list xml:id="list28290704" text:continue-numbering="true" text:style-name="WWNum1">
        <text:list-item>
          <text:p text:style-name="P12">Find the employee whose commission is greater than 50 percent of their salary. The result must show only one record.</text:p>
        </text:list-item>
      </text:list>
      <text:p text:style-name="P4"><text:span text:style-name="T4"><text:s text:c="10"/></text:span><text:span text:style-name="T8"><text:s/></text:span><text:span text:style-name="T13">select * from emp where COMMISSION &gt; (0.5)*salary;</text:span></text:p>
      <text:list xml:id="list28304370" text:continue-numbering="true" text:style-name="WWNum1">
        <text:list-item>
          <text:p text:style-name="P12">List the name, job and salary of all employees in dept 20 who earn more than 2000.</text:p>
        </text:list-item>
      </text:list>
      <text:p text:style-name="P4"><text:soft-page-break/><text:span text:style-name="T4"><text:s text:c="2"/></text:span><text:span text:style-name="T15"><text:s/></text:span><text:span text:style-name="T13">select name,role,salary from emp where dept_no = 2 and salary&gt;2000;</text:span></text:p>
      <text:p text:style-name="P5"/>
      <text:list xml:id="list28306390" text:continue-numbering="true" text:style-name="WWNum1">
        <text:list-item>
          <text:p text:style-name="P12">Find all salesmen in dept 30 whose salary is greater than or equal to Rs. 1500.</text:p>
        </text:list-item>
      </text:list>
      <text:p text:style-name="P4"><text:span text:style-name="T4"><text:s text:c="15"/></text:span><text:span text:style-name="T13">select * from emp where dept_no = 3 and salary&gt;=1500;</text:span></text:p>
      <text:list xml:id="list28287165" text:continue-numbering="true" text:style-name="WWNum1">
        <text:list-item>
          <text:p text:style-name="P12">Find all the employees whose job is either a president or manager.</text:p>
        </text:list-item>
      </text:list>
      <text:p text:style-name="P4"><text:span text:style-name="T4"><text:s text:c="11"/></text:span><text:span text:style-name="T13">select * from emp where role in ('president','manager');</text:span></text:p>
      <text:list xml:id="list28315197" text:continue-numbering="true" text:style-name="WWNum1">
        <text:list-item>
          <text:p text:style-name="P12">Find all managers who are not in dept 30.</text:p>
        </text:list-item>
      </text:list>
      <text:p text:style-name="Standard"><text:span text:style-name="T4"><text:s text:c="21"/></text:span><text:span text:style-name="T15"><text:s/></text:span><text:span text:style-name="T13">select * from emp where dept_no != 30 <text:s/>and role='manager';</text:span></text:p>
      <text:list xml:id="list28314448" text:continue-numbering="true" text:style-name="WWNum1">
        <text:list-item>
          <text:p text:style-name="P12">Find the details of all managers and clerks in dept 10.</text:p>
        </text:list-item>
      </text:list>
      <text:p text:style-name="P4"><text:span text:style-name="T4"><text:s text:c="6"/></text:span><text:span text:style-name="T13"><text:s/>select * from emp where role in ('clerk','manager') and DEPT_NO=1;</text:span></text:p>
      <text:list xml:id="list28296403" text:continue-numbering="true" text:style-name="WWNum1">
        <text:list-item>
          <text:p text:style-name="P12">Find the details of all manager (in any dept) and all clerks in dept 10</text:p>
        </text:list-item>
      </text:list>
      <text:p text:style-name="P4"><text:span text:style-name="T4"><text:s text:c="7"/></text:span><text:span text:style-name="T15"><text:s/></text:span><text:span text:style-name="T13">select * from emp where role = 'manager' or (role = 'clerk' and dept_no = 1);</text:span></text:p>
      <text:list xml:id="list28295624" text:continue-numbering="true" text:style-name="WWNum1">
        <text:list-item>
          <text:p text:style-name="P12">Find the details of all managers in dept 10 and all clerks in dept 20.</text:p>
        </text:list-item>
      </text:list>
      <text:p text:style-name="P7"><text:span text:style-name="T4"><text:s text:c="2"/></text:span><text:span text:style-name="T5">select * from emp where (role = 'manager' and dept_no = 10) or (role = 'clerk' and dept_no = 20) ;</text:span></text:p>
      <text:list xml:id="list28302172" text:continue-numbering="true" text:style-name="WWNum1">
        <text:list-item>
          <text:p text:style-name="P12">Find all employees who are neither clerks nor manager but whose salary is greater than or equal to Rs. 2000.</text:p>
        </text:list-item>
      </text:list>
      <text:p text:style-name="P5"><text:s/>s<text:span text:style-name="T10">elect * from emp <text:s/>where salary &gt;= 2000 and role not in ('clerk','mananger');</text:span></text:p>
      <text:list xml:id="list28309107" text:continue-numbering="true" text:style-name="WWNum1">
        <text:list-item>
          <text:p text:style-name="P12">Find the employees who earns between Rs. 1200 and Rs.1400.</text:p>
        </text:list-item>
      </text:list>
      <text:p text:style-name="P4"><text:span text:style-name="T4"><text:s text:c="3"/></text:span><text:span text:style-name="T13">select * from emp <text:s/>where salary between 1200 and 1400;</text:span></text:p>
      <text:list xml:id="list28303911" text:continue-numbering="true" text:style-name="WWNum1">
        <text:list-item>
          <text:p text:style-name="P12">Find the employees who are clerks, analysts or salesman.</text:p>
        </text:list-item>
      </text:list>
      <text:p text:style-name="P5"><text:s text:c="2"/><text:span text:style-name="T10">select * from emp <text:s/>where <text:s/>role <text:s/>in ('clerk','manager','salesman');</text:span></text:p>
      <text:list xml:id="list28297938" text:continue-numbering="true" text:style-name="WWNum1">
        <text:list-item>
          <text:p text:style-name="P12">Find the employees who are not clerks, analyst or salesman.</text:p>
        </text:list-item>
      </text:list>
      <text:p text:style-name="Standard"><text:span text:style-name="T4"><text:s text:c="12"/></text:span><text:span text:style-name="T8"><text:s/></text:span><text:span text:style-name="T13">select * from emp <text:s/>where <text:s/>role <text:s text:c="2"/>not in ('clerk','manager','salesman');</text:span></text:p>
      <text:list xml:id="list28288369" text:continue-numbering="true" text:style-name="WWNum1">
        <text:list-item>
          <text:p text:style-name="P12">Find the employees who do not receive a commission i.e. commission is NULL.</text:p>
        </text:list-item>
      </text:list>
      <text:p text:style-name="P4"><text:soft-page-break/><text:span text:style-name="T4"><text:s/></text:span><text:span text:style-name="T13">select * from emp <text:s/>where <text:s/>COMMISSION is null;</text:span></text:p>
      <text:p text:style-name="P5"/>
      <text:list xml:id="list28299236" text:continue-numbering="true" text:style-name="WWNum1">
        <text:list-item>
          <text:p text:style-name="P12">Find the employee whose commission is Rs. 0.</text:p>
        </text:list-item>
      </text:list>
      <text:p text:style-name="P5"><text:s/><text:span text:style-name="T10">select * from emp <text:s/>where <text:s/>COMMISSION = 0;</text:span></text:p>
      <text:list xml:id="list28309774" text:continue-numbering="true" text:style-name="WWNum1">
        <text:list-item>
          <text:p text:style-name="P12">Find the different jobs of the employees receiving commission.</text:p>
        </text:list-item>
      </text:list>
      <text:p text:style-name="P4"><text:span text:style-name="T4"><text:s text:c="2"/></text:span><text:span text:style-name="T13">select role from emp <text:s/>where <text:s/>COMMISSION is not null;</text:span></text:p>
      <text:list xml:id="list28294585" text:continue-numbering="true" text:style-name="WWNum1">
        <text:list-item>
          <text:p text:style-name="P12">Find all employees who do not receive a commission or whose Commission is less than Rs. 100. </text:p>
        </text:list-item>
      </text:list>
      <text:p text:style-name="P4"><text:span text:style-name="T4"><text:s/></text:span><text:span text:style-name="T8"><text:s/></text:span><text:span text:style-name="T13">select * from emp <text:s/>where <text:s/>COMMISSION &lt;100 and COMMISSION is null;</text:span></text:p>
      <text:list xml:id="list28295728" text:continue-numbering="true" text:style-name="WWNum1">
        <text:list-item>
          <text:p text:style-name="P12">The employees who not receiving commission are entailed to Rs. 250, Show the net earnings of all employees. (find about coalesce() )</text:p>
        </text:list-item>
      </text:list>
      <text:p text:style-name="P6"/>
      <text:list xml:id="list28296341" text:continue-numbering="true" text:style-name="WWNum1">
        <text:list-item>
          <text:p text:style-name="P12">Find all employees whose total earnings are greater than Rs. 2000.</text:p>
        </text:list-item>
      </text:list>
      <text:p text:style-name="P4"><text:span text:style-name="T4"><text:s/></text:span><text:span text:style-name="T13">select * from emp <text:s/>where <text:s/>salary &gt; 2000;</text:span></text:p>
      <text:list xml:id="list28293246" text:continue-numbering="true" text:style-name="WWNum1">
        <text:list-item>
          <text:p text:style-name="P12">Find all employees whose names begin with m.</text:p>
        </text:list-item>
      </text:list>
      <text:p text:style-name="P5"><text:s text:c="3"/><text:span text:style-name="T10">select * from emp <text:s/>where <text:s/>name like 'm%';</text:span></text:p>
      <text:list xml:id="list28290090" text:continue-numbering="true" text:style-name="WWNum1">
        <text:list-item>
          <text:p text:style-name="P12">Find all employees whose names end with m.</text:p>
        </text:list-item>
      </text:list>
      <text:p text:style-name="P4"><text:span text:style-name="T4"><text:s text:c="4"/></text:span><text:span text:style-name="T13"><text:s/>select * from emp <text:s/>where <text:s/>name like '%m';</text:span></text:p>
      <text:list xml:id="list28303585" text:continue-numbering="true" text:style-name="WWNum1">
        <text:list-item>
          <text:p text:style-name="P12">Find all employees whose names contain the letter m.</text:p>
        </text:list-item>
      </text:list>
      <text:p text:style-name="P8"><text:s/>select * from emp <text:s/>where <text:s/>name like '%m%';</text:p>
      <text:list xml:id="list28301753" text:continue-numbering="true" text:style-name="WWNum1">
        <text:list-item>
          <text:p text:style-name="P12">Find the employees whose names are 5 characters long and end with n.</text:p>
        </text:list-item>
      </text:list>
      <text:p text:style-name="P4"><text:span text:style-name="T4"><text:s/></text:span><text:span text:style-name="T16">Select * from emp where name like ‘%n’ and length(name)=5;</text:span></text:p>
      <text:list xml:id="list28317612" text:continue-numbering="true" text:style-name="WWNum1">
        <text:list-item>
          <text:p text:style-name="P12">Find the employees who have the letter r as the third letter in their name.</text:p>
        </text:list-item>
      </text:list>
      <text:p text:style-name="P9">select * from emp <text:s/>where <text:s/>name like '--r%';</text:p>
      <text:p text:style-name="P1"/>
      <text:p text:style-name="P3"><text:soft-page-break/>2)<text:tab/>Numeric, Character &amp; Date Function </text:p>
      <text:list xml:id="list3893242632064557362" text:style-name="L1">
        <text:list-item>
          <text:p text:style-name="P13">Find all employees hired in month of February (of any year). </text:p>
          <text:p text:style-name="P13"><text:s text:c="12"/><text:span text:style-name="T10"><text:s/></text:span><text:span text:style-name="T17">select * from emp where month(hire_date) like 'FEB%';</text:span></text:p>
        </text:list-item>
      </text:list>
      <text:list xml:id="list7027386047316882977" text:style-name="L2">
        <text:list-item>
          <text:p text:style-name="P14">Find all employees who were hired on the last day of the month.</text:p>
          <text:p text:style-name="P14"><text:s/></text:p>
        </text:list-item>
      </text:list>
      <text:p text:style-name="P6">33.<text:tab/>Find the employees who were hired more than 12 years ago.</text:p>
      <text:p text:style-name="P6">34.<text:tab/>Find the managers hired in the year 2007.</text:p>
      <text:p text:style-name="P6">35.<text:tab/>Display the names and the jobs of all employees, separated by ','(comma). For example (smith, clerk).</text:p>
      <text:p text:style-name="P6">36.<text:tab/>Display the names of all employees with the initial letter only in capitals.</text:p>
      <text:p text:style-name="P6">37.<text:tab/>Display the names of all employees, right aligning them to 15 characters.</text:p>
      <text:p text:style-name="P6">38.<text:tab/>Display the names of all employees, padding them to right up-to 15 characters with '-'.</text:p>
      <text:p text:style-name="P6">39.<text:tab/>Display the length of the name of all employees.</text:p>
      <text:p text:style-name="P6">40.<text:tab/>Display the names of all employees centering them with 20 characters.</text:p>
      <text:p text:style-name="P6">41.<text:tab/>Display the names of all employees without any leading 'a'.</text:p>
      <text:p text:style-name="P6">42.<text:tab/>Display the names of all employees without any trailing 'r'.</text:p>
      <text:p text:style-name="P6">43.<text:tab/>Show the first three characters of the names of all employees.</text:p>
      <text:p text:style-name="P6">44.<text:tab/>Show the last three characters of the names of all employees.</text:p>
      <text:p text:style-name="P6">45.<text:tab/>Display the names of all employees replacing any 'a' with 'e'.</text:p>
      <text:p text:style-name="P6">46.<text:tab/>Display the names of all employees and the position at which the string 'ar' occurs in the name.</text:p>
      <text:p text:style-name="P6">47.<text:tab/>Show the salary of all employees rounding it to the nearest Rs. 1000. For example (3790 will be 4000)</text:p>
      <text:p text:style-name="P6">48.<text:tab/>Show the daily salary of all employees assuming a month has 30 days.</text:p>
      <text:p text:style-name="P6"><text:soft-page-break/>49.<text:tab/>Display the name of all employees, and their bonus. Assume each Employee gets a bonus of 20 percent of his salary subject to the Maximum of Rs. 500.</text:p>
      <text:p text:style-name="P6">50.<text:tab/>Display the name of all employees, and their bonus. Assume each employee gets a bonus of 20 percent of his salary subject to the Maximum of Rs. 200.</text:p>
      <text:p text:style-name="P6">51.<text:tab/>For each employee display the number of days passed since the employee joined the company.</text:p>
      <text:p text:style-name="Standard"/>
      <text:p text:style-name="P3">3)<text:tab/>Ordering by Queries</text:p>
      <text:p text:style-name="P6">52.<text:tab/>Display the details of all employees, sorted on the names.</text:p>
      <text:p text:style-name="P6">53.<text:tab/>Display the name of all employees, based on their tenure, with the oldest employee coming first.</text:p>
      <text:p text:style-name="P6">54.<text:tab/>Display the names, job and salary of all employees sorted on jobs and Salary.</text:p>
      <text:p text:style-name="P6">55.<text:tab/>Display the names, job and salary of all employees, sorted on jobs and within job, sorted on the descending order of salary.</text:p>
      <text:p text:style-name="P6">56.<text:tab/>Display the names, job and salary of all employees, sorted on Descending order of job and within job, sorted on the descending order of salary.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font-name-asian="SimSun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4T17:59:00</meta:creation-date>
    <meta:initial-creator>sony</meta:initial-creator>
    <dc:creator>ShubhamKumar Gupta</dc:creator>
    <dc:date>2022-02-07T08:06:57.14</dc:date>
    <meta:editing-cycles>9</meta:editing-cycles>
    <meta:editing-duration>PT14H59M10S</meta:editing-duration>
    <meta:generator>OpenOffice/4.1.11$Win32 OpenOffice.org_project/4111m1$Build-9808</meta:generator>
    <meta:document-statistic meta:table-count="0" meta:image-count="0" meta:object-count="0" meta:page-count="5" meta:paragraph-count="92" meta:word-count="1093" meta:character-count="6266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" xlink:href=""/>
  </office:meta>
</office:document-meta>
</file>